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azonEmber" svg:font-family="AmazonEmber, 'Helvetica Neue', Helvetica, Arial, sans-serif"/>
    <style:font-face style:name="AmazonEmberBold" svg:font-family="AmazonEmberBold, 'Helvetica Neue Bold', 'Helvetica Neue', Helvetica, Arial, sans-serif"/>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text-properties fo:font-variant="normal" fo:text-transform="none" fo:color="#232f3e" loext:opacity="100%" style:font-name="AmazonEmberBold" fo:letter-spacing="normal" fo:font-style="normal" fo:font-weight="normal" officeooo:paragraph-rsid="00036826"/>
    </style:style>
    <style:style style:name="P2" style:family="paragraph" style:parent-style-name="Heading_20_3">
      <style:paragraph-properties fo:margin-top="0.397cm" fo:margin-bottom="0.397cm" style:contextual-spacing="false" fo:line-height="160%" fo:orphans="2" fo:widows="2"/>
      <style:text-properties fo:font-variant="normal" fo:text-transform="none" fo:color="#333333" loext:opacity="100%" style:font-name="AmazonEmber" fo:font-size="10.5pt" fo:letter-spacing="normal" fo:font-style="normal" fo:font-weight="normal"/>
    </style:style>
    <style:style style:name="P3" style:family="paragraph" style:parent-style-name="Heading_20_3">
      <style:paragraph-properties fo:margin-top="0.397cm" fo:margin-bottom="0.397cm" style:contextual-spacing="false" fo:line-height="160%" fo:orphans="2" fo:widows="2"/>
      <style:text-properties fo:font-variant="normal" fo:text-transform="none" fo:color="#333333" loext:opacity="100%" style:font-name="AmazonEmber" fo:font-size="10.5pt" fo:letter-spacing="normal" fo:font-style="normal" fo:font-weight="bold" style:font-weight-asian="bold" style:font-weight-complex="bold"/>
    </style:style>
    <style:style style:name="P4" style:family="paragraph" style:parent-style-name="Heading_20_3">
      <style:paragraph-properties fo:margin-top="0.397cm" fo:margin-bottom="0.397cm" style:contextual-spacing="false" fo:line-height="160%" fo:orphans="2" fo:widows="2"/>
      <style:text-properties fo:font-variant="normal" fo:text-transform="none" fo:color="#333333" loext:opacity="100%" style:font-name="AmazonEmber" fo:font-size="10.5pt" fo:letter-spacing="normal" fo:font-style="normal" fo:font-weight="bold" officeooo:paragraph-rsid="00036826" style:font-weight-asian="bold" style:font-weight-complex="bold"/>
    </style:style>
    <style:style style:name="P5" style:family="paragraph" style:parent-style-name="Heading_20_4">
      <style:paragraph-properties fo:text-align="center" style:justify-single-word="false"/>
    </style:style>
    <style:style style:name="P6" style:family="paragraph" style:parent-style-name="Standard" style:master-page-name="">
      <loext:graphic-properties draw:fill="none"/>
      <style:paragraph-properties fo:margin-left="0.801cm" fo:margin-right="0cm" fo:text-align="center" style:justify-single-word="false" fo:text-indent="0cm" style:auto-text-indent="false" style:page-number="auto" fo:background-color="transparent">
        <style:tab-stops>
          <style:tab-stop style:position="1.111cm"/>
        </style:tab-stops>
      </style:paragraph-properties>
      <style:text-properties officeooo:rsid="00027ac0" officeooo:paragraph-rsid="00027ac0"/>
    </style:style>
    <style:style style:name="P7"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ab-stops>
          <style:tab-stop style:position="1.111cm"/>
        </style:tab-stops>
      </style:paragraph-properties>
      <style:text-properties officeooo:rsid="00027ac0" officeooo:paragraph-rsid="00027ac0"/>
    </style:style>
    <style:style style:name="P8" style:family="paragraph" style:parent-style-name="Standard">
      <loext:graphic-properties draw:fill="none"/>
      <style:paragraph-properties fo:margin-left="0cm" fo:margin-right="0cm" fo:text-align="center" style:justify-single-word="false" fo:text-indent="1cm" style:auto-text-indent="false" fo:background-color="transparent">
        <style:tab-stops>
          <style:tab-stop style:position="1.111cm"/>
        </style:tab-stops>
      </style:paragraph-properties>
      <style:text-properties officeooo:rsid="00027ac0" officeooo:paragraph-rsid="00027ac0"/>
    </style:style>
    <style:style style:name="P9" style:family="paragraph" style:parent-style-name="Standard" style:master-page-name="">
      <loext:graphic-properties draw:fill="none"/>
      <style:paragraph-properties fo:margin-left="0.499cm" fo:margin-right="0cm" fo:text-align="center" style:justify-single-word="false" fo:text-indent="0cm" style:auto-text-indent="false" style:page-number="auto" fo:background-color="transparent"/>
      <style:text-properties officeooo:rsid="00027ac0" officeooo:paragraph-rsid="00027ac0"/>
    </style:style>
    <style:style style:name="P10" style:family="paragraph" style:parent-style-name="Standard">
      <loext:graphic-properties draw:fill="none"/>
      <style:paragraph-properties fo:margin-left="0.499cm" fo:margin-right="0cm" fo:text-align="center" style:justify-single-word="false" fo:text-indent="0cm" style:auto-text-indent="false" fo:background-color="transparent"/>
      <style:text-properties officeooo:rsid="00027ac0" officeooo:paragraph-rsid="00027ac0"/>
    </style:style>
    <style:style style:name="P11" style:family="paragraph" style:parent-style-name="Text_20_body">
      <style:paragraph-properties fo:text-align="center" style:justify-single-word="false"/>
    </style:style>
    <style:style style:name="P12" style:family="paragraph" style:parent-style-name="Text_20_body">
      <style:paragraph-properties fo:margin-top="0.397cm" fo:margin-bottom="0.397cm" style:contextual-spacing="false" fo:line-height="160%" fo:orphans="2" fo:widows="2"/>
      <style:text-properties fo:font-variant="normal" fo:text-transform="none" fo:color="#333333" loext:opacity="100%" style:font-name="AmazonEmber" fo:font-size="10.5pt" fo:letter-spacing="normal" fo:font-style="normal" fo:font-weight="normal"/>
    </style:style>
    <style:style style:name="P13" style:family="paragraph" style:parent-style-name="Text_20_body">
      <style:paragraph-properties fo:margin-top="0.397cm" fo:margin-bottom="0.397cm" style:contextual-spacing="false" fo:line-height="160%" fo:orphans="2" fo:widows="2" fo:padding="0cm" fo:border="none"/>
      <style:text-properties fo:font-variant="normal" fo:text-transform="none" fo:color="#333333" loext:opacity="100%" style:font-name="AmazonEmber" fo:font-size="10.5pt" fo:letter-spacing="normal" fo:font-style="normal" fo:font-weight="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SCOLA ESTADUAL ALBERTO VICENTE PEREIRA</text:p>
      <text:p text:style-name="P6">CURSO TÉCNICO DE INFORMÁTICA PRA INTERNET</text:p>
      <text:p text:style-name="P8"/>
      <text:p text:style-name="P8"/>
      <text:p text:style-name="P8"/>
      <text:p text:style-name="P9">POLIANA FERREIRA NASCIMENT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RABALHO DE PESQUISA </text:p>
      <text:p text:style-name="P10">REDES DE COMPUTADOR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IVISÓPOLIS</text:p>
      <text:h text:style-name="P5" text:outline-level="4">2024</text:h>
      <text:p text:style-name="P11"/>
      <text:p text:style-name="P11"/>
      <text:p text:style-name="P11"/>
      <text:h text:style-name="P1" text:outline-level="2"><text:bookmark text:name="seo-faq-pairs#what-are-the-types-of-enterprise-computer-networks"/><text:soft-page-break/><text:span text:style-name="T1">Quais são os tipos de redes de computadores</text:span> ?</text:h>
      <text:h text:style-name="P4" text:outline-level="3">Rede de área local (LAN)</text:h>
      <text:p text:style-name="P12">Uma LAN é um sistema interconectado limitado em tamanho e geografia. Ela normalmente conecta computadores e dispositivos em um único escritório ou edifício. Ela é usada por pequenas empresas ou como rede de teste para prototipagem em pequena escala.</text:p>
      <text:h text:style-name="P3" text:outline-level="3">Redes de longa distância (WAN)</text:h>
      <text:p text:style-name="P12">Uma rede empresarial que abrange edifícios, cidades e até países é chamada de rede de longa distância (WAN). Enquanto as redes de área locais são usadas para transmitir dados em velocidades mais altas em estreita proximidade, as WANs são configuradas para comunicação de longa distância que é segura e confiável.</text:p>
      <text:p text:style-name="P13">SD-WAN ou WAN definida por software é uma arquitetura de WAN virtual controlada por tecnologias de software. Uma SD-WAN oferece serviços de conectividade mais flexíveis e confiáveis que podem ser controlados no nível da aplicação sem sacrificar a segurança e a qualidade do serviço.</text:p>
      <text:h text:style-name="P2" text:outline-level="3"><text:span text:style-name="T1">Redes de provedores de serviço</text:span>s</text:h>
      <text:p text:style-name="P12">As redes de provedores de serviços permitem que os clientes aluguem capacidade e funcionalidade de rede do provedor. Os provedores de serviços de rede podem consistir em empresas de telecomunicações, operadoras de dados, provedores de comunicações sem fio, provedores de serviços de Internet e operadoras de televisão a cabo que oferecem acesso à Internet de alta velocidade.</text:p>
      <text:h text:style-name="P3" text:outline-level="3">Redes em nuvem</text:h>
      <text:p text:style-name="P12">Conceitualmente, uma rede em nuvem pode ser vista como uma WAN com sua infraestrutura fornecida por um serviço baseado na nuvem. Alguns ou todos os recursos e capacidades de rede de uma organização são hospedados em uma plataforma de nuvem pública ou privada e disponibilizados sob demanda. Esses recursos de rede podem incluir roteadores virtuais, <text:soft-page-break/>firewalls, largura de banda e software de gerenciamento de rede, com outras ferramentas e funções disponíveis, conforme necessário.</text:p>
      <text:p text:style-name="P13">As empresas hoje usam redes em nuvem para acelerar o tempo de comercialização, aumentar a escala e gerenciar os custos com eficiência. O modelo de rede em nuvem tornou-se a abordagem padrão para criar e fornecer aplicações para empresas modernas.</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azonEmber" svg:font-family="AmazonEmber, 'Helvetica Neue', Helvetica, Arial, sans-serif"/>
    <style:font-face style:name="AmazonEmberBold" svg:font-family="AmazonEmberBold, 'Helvetica Neue Bold', 'Helvetica Neue', Helvetica, Arial, sans-serif"/>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069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26T20:16:39.303000000</meta:creation-date>
    <dc:date>2024-04-26T20:33:28.896000000</dc:date>
    <meta:editing-duration>PT5M59S</meta:editing-duration>
    <meta:editing-cycles>1</meta:editing-cycles>
    <meta:document-statistic meta:table-count="0" meta:image-count="0" meta:object-count="0" meta:page-count="3" meta:paragraph-count="18" meta:word-count="352" meta:character-count="2252" meta:non-whitespace-character-count="1917"/>
    <meta:generator>LibreOffice/7.2.3.2$Windows_X86_64 LibreOffice_project/d166454616c1632304285822f9c83ce2e660fd92</meta:generator>
  </office:meta>
</office:document-meta>
</file>